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4000001C042327680.png" manifest:media-type="image/png"/>
  <manifest:file-entry manifest:full-path="Pictures/100000010000064700000218812E2836.png" manifest:media-type="image/png"/>
  <manifest:file-entry manifest:full-path="Pictures/100000010000064D000002BECF843A53.png" manifest:media-type="image/png"/>
  <manifest:file-entry manifest:full-path="Pictures/10000001000006AD000002B07F1D8986.png" manifest:media-type="image/png"/>
  <manifest:file-entry manifest:full-path="Pictures/10000001000000C0000000A76EC589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5.669cm" draw:z-index="0"><draw:image xlink:href="Pictures/100000010000064700000218812E2836.png" xlink:type="simple" xlink:show="embed" xlink:actuate="onLoad" draw:mime-type="image/png"/></draw:frame></text:p>
      <text:p text:style-name="Standard"><draw:frame draw:style-name="fr1" draw:name="Picture 2" text:anchor-type="as-char" svg:width="17cm" svg:height="14.787cm" draw:z-index="0"><draw:image xlink:href="Pictures/10000001000000C0000000A76EC589DE.png" xlink:type="simple" xlink:show="embed" xlink:actuate="onLoad" draw:mime-type="image/png"/></draw:frame></text:p>
      <text:p text:style-name="Standard"><draw:frame draw:style-name="fr1" draw:name="Picture 3" text:anchor-type="as-char" svg:width="17cm" svg:height="6.844cm" draw:z-index="0"><draw:image xlink:href="Pictures/10000001000006AD000002B07F1D8986.png" xlink:type="simple" xlink:show="embed" xlink:actuate="onLoad" draw:mime-type="image/png"/></draw:frame></text:p>
      <text:p text:style-name="Standard"><draw:frame draw:style-name="fr1" draw:name="Picture 4" text:anchor-type="as-char" svg:width="17cm" svg:height="4.523cm" draw:z-index="0"><draw:image xlink:href="Pictures/1000000100000694000001C042327680.png" xlink:type="simple" xlink:show="embed" xlink:actuate="onLoad" draw:mime-type="image/png"/></draw:frame></text:p>
      <text:p text:style-name="Standard"/>
      <text:p text:style-name="P1"><draw:frame draw:style-name="fr1" draw:name="Picture 5" text:anchor-type="as-char" svg:width="17cm" svg:height="7.4cm" draw:z-index="0"><draw:image xlink:href="Pictures/100000010000064D000002BECF843A5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8-44-40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5" meta:object-count="0" meta:page-count="2" meta:paragraph-count="5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